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Swiss 721 SWA" svg:font-family="'Swiss 721 SWA', 'Helvetica Neue', Helvetica, Arial, 'Nimbus Sans L', sans-serif"/>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center" fo:background-color="transparent">
        <style:background-image/>
      </style:table-properties>
    </style:style>
    <style:style style:name="Tableau1.A" style:family="table-column">
      <style:table-column-properties style:column-width="2.392cm"/>
    </style:style>
    <style:style style:name="Tableau1.B" style:family="table-column">
      <style:table-column-properties style:column-width="3.217cm"/>
    </style:style>
    <style:style style:name="Tableau1.C" style:family="table-column">
      <style:table-column-properties style:column-width="1.99cm"/>
    </style:style>
    <style:style style:name="Tableau1.D" style:family="table-column">
      <style:table-column-properties style:column-width="5.398cm"/>
    </style:style>
    <style:style style:name="Tableau1.E" style:family="table-column">
      <style:table-column-properties style:column-width="1.693cm"/>
    </style:style>
    <style:style style:name="Tableau1.F" style:family="table-column">
      <style:table-column-properties style:column-width="2.311cm"/>
    </style:style>
    <style:style style:name="Tableau1.1" style:family="table-row">
      <style:table-row-properties fo:background-color="transparent">
        <style:background-image/>
      </style:table-row-properties>
    </style:style>
    <style:style style:name="Tableau1.A1" style:family="table-cell">
      <style:table-cell-properties fo:background-color="#3465a4" fo:padding="0.049cm" fo:border-left="0.05pt solid #000000" fo:border-right="none" fo:border-top="0.05pt solid #000000" fo:border-bottom="0.05pt solid #000000" style:writing-mode="page">
        <style:background-image/>
      </style:table-cell-properties>
    </style:style>
    <style:style style:name="Tableau1.B1" style:family="table-cell">
      <style:table-cell-properties fo:background-color="#afd095" fo:padding="0.049cm" fo:border-left="0.05pt solid #000000" fo:border-right="none" fo:border-top="0.05pt solid #000000" fo:border-bottom="0.05pt solid #000000" style:writing-mode="page">
        <style:background-image/>
      </style:table-cell-properties>
    </style:style>
    <style:style style:name="Tableau1.D1" style:family="table-cell">
      <style:table-cell-properties fo:background-color="#729fcf" fo:padding="0.049cm" fo:border-left="0.05pt solid #000000" fo:border-right="none" fo:border-top="0.05pt solid #000000" fo:border-bottom="0.05pt solid #000000" style:writing-mode="page">
        <style:background-image/>
      </style:table-cell-properties>
    </style:style>
    <style:style style:name="Tableau1.F1" style:family="table-cell">
      <style:table-cell-properties fo:background-color="#3465a4" fo:padding="0.049cm" fo:border="0.05pt solid #000000" style:writing-mode="page">
        <style:background-image/>
      </style:table-cell-properties>
    </style:style>
    <style:style style:name="Tableau1.A2" style:family="table-cell">
      <style:table-cell-properties fo:background-color="#3465a4" fo:padding="0.049cm" fo:border-left="0.05pt solid #000000" fo:border-right="none" fo:border-top="none" fo:border-bottom="0.05pt solid #000000" style:writing-mode="page">
        <style:background-image/>
      </style:table-cell-properties>
    </style:style>
    <style:style style:name="Tableau1.B2" style:family="table-cell">
      <style:table-cell-properties fo:background-color="#afd095" fo:padding="0.049cm" fo:border-left="0.05pt solid #000000" fo:border-right="none" fo:border-top="none" fo:border-bottom="0.05pt solid #000000" style:writing-mode="page">
        <style:background-image/>
      </style:table-cell-properties>
    </style:style>
    <style:style style:name="Tableau1.D2" style:family="table-cell">
      <style:table-cell-properties fo:background-color="#729fcf" fo:padding="0.049cm" fo:border-left="0.05pt solid #000000" fo:border-right="none" fo:border-top="none" fo:border-bottom="0.05pt solid #000000" style:writing-mode="page">
        <style:background-image/>
      </style:table-cell-properties>
    </style:style>
    <style:style style:name="Tableau1.F2" style:family="table-cell">
      <style:table-cell-properties fo:background-color="#3465a4"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officeooo:rsid="0006fa58" officeooo:paragraph-rsid="0006fa58"/>
    </style:style>
    <style:style style:name="P2" style:family="paragraph" style:parent-style-name="Heading_20_1">
      <style:paragraph-properties fo:text-align="center" style:justify-single-word="false"/>
    </style:style>
    <style:style style:name="P3" style:family="paragraph" style:parent-style-name="Heading_20_2">
      <style:text-properties officeooo:paragraph-rsid="0000a434"/>
    </style:style>
    <style:style style:name="P4" style:family="paragraph" style:parent-style-name="Heading_20_3"/>
    <style:style style:name="P5" style:family="paragraph" style:parent-style-name="Table_20_Contents">
      <style:paragraph-properties fo:text-align="center" style:justify-single-word="false"/>
      <style:text-properties officeooo:paragraph-rsid="0001235c" fo:background-color="transparen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0a434"/>
    </style:style>
    <style:style style:name="P8" style:family="paragraph" style:parent-style-name="Text_20_body">
      <style:paragraph-properties fo:text-align="center" style:justify-single-word="false"/>
      <style:text-properties officeooo:paragraph-rsid="0001235c"/>
    </style:style>
    <style:style style:name="P9" style:family="paragraph" style:parent-style-name="Text_20_body">
      <style:text-properties officeooo:paragraph-rsid="0000a434"/>
    </style:style>
    <style:style style:name="P10" style:family="paragraph" style:parent-style-name="Text_20_body" style:list-style-name="L2">
      <style:text-properties officeooo:paragraph-rsid="0000a434"/>
    </style:style>
    <style:style style:name="P11" style:family="paragraph" style:parent-style-name="Text_20_body">
      <style:text-properties officeooo:paragraph-rsid="0001235c"/>
    </style:style>
    <style:style style:name="P12" style:family="paragraph" style:parent-style-name="Text_20_body">
      <style:paragraph-properties fo:text-align="center" style:justify-single-word="false"/>
      <style:text-properties officeooo:rsid="0001235c" officeooo:paragraph-rsid="0001235c"/>
    </style:style>
    <style:style style:name="P13" style:family="paragraph" style:parent-style-name="Text_20_body">
      <style:text-properties officeooo:paragraph-rsid="0001cc7d"/>
    </style:style>
    <style:style style:name="P14" style:family="paragraph" style:parent-style-name="Text_20_body">
      <style:text-properties officeooo:paragraph-rsid="00029139"/>
    </style:style>
    <style:style style:name="P15" style:family="paragraph" style:parent-style-name="Text_20_body">
      <style:text-properties officeooo:paragraph-rsid="0002c587"/>
    </style:style>
    <style:style style:name="P16" style:family="paragraph" style:parent-style-name="Text_20_body">
      <style:text-properties officeooo:paragraph-rsid="0003dc5f"/>
    </style:style>
    <style:style style:name="P17" style:family="paragraph" style:parent-style-name="Text_20_body">
      <style:text-properties style:font-name="Arial"/>
    </style:style>
    <style:style style:name="P18" style:family="paragraph" style:parent-style-name="Text_20_body">
      <style:text-properties style:font-name="Arial" officeooo:paragraph-rsid="00056ee2"/>
    </style:style>
    <style:style style:name="P19" style:family="paragraph" style:parent-style-name="Text_20_body">
      <style:text-properties style:font-name="Arial" officeooo:paragraph-rsid="00072a69"/>
    </style:style>
    <style:style style:name="P20" style:family="paragraph" style:parent-style-name="Text_20_body" style:list-style-name="L3">
      <style:text-properties officeooo:paragraph-rsid="00056ee2"/>
    </style:style>
    <style:style style:name="P21" style:family="paragraph" style:parent-style-name="Text_20_body">
      <style:text-properties fo:color="#000000" loext:opacity="100%" style:font-name="Arial" fo:font-size="12pt" officeooo:paragraph-rsid="000991f7" style:font-size-asian="12pt" style:font-size-complex="12pt"/>
    </style:style>
    <style:style style:name="P22" style:family="paragraph" style:parent-style-name="Text_20_body">
      <style:text-properties fo:color="#000000" loext:opacity="100%" style:font-name="Arial" fo:font-size="12pt" officeooo:paragraph-rsid="000e66bf" style:font-size-asian="12pt" style:font-size-complex="12pt"/>
    </style:style>
    <style:style style:name="P23" style:family="paragraph" style:parent-style-name="Text_20_body">
      <style:paragraph-properties fo:text-align="center" style:justify-single-word="false"/>
      <style:text-properties fo:color="#ffffff" loext:opacity="100%" officeooo:paragraph-rsid="0000a434" fo:background-color="transparent"/>
    </style:style>
    <style:style style:name="P24" style:family="paragraph" style:parent-style-name="Text_20_body">
      <style:paragraph-properties fo:text-align="center" style:justify-single-word="false"/>
      <style:text-properties fo:color="#ffffff" loext:opacity="100%" officeooo:paragraph-rsid="0000a434"/>
    </style:style>
    <style:style style:name="P25" style:family="paragraph" style:parent-style-name="Text_20_body">
      <style:paragraph-properties fo:text-align="center" style:justify-single-word="false"/>
      <style:text-properties fo:color="#ffffff" loext:opacity="100%" officeooo:paragraph-rsid="0001235c"/>
    </style:style>
    <style:style style:name="P26" style:family="paragraph" style:parent-style-name="Text_20_body">
      <style:paragraph-properties fo:text-align="center" style:justify-single-word="false"/>
      <style:text-properties fo:color="#ffffff" loext:opacity="100%" officeooo:rsid="0001235c" officeooo:paragraph-rsid="0001235c"/>
    </style:style>
    <style:style style:name="T1" style:family="text">
      <style:text-properties officeooo:rsid="0000a434"/>
    </style:style>
    <style:style style:name="T2" style:family="text">
      <style:text-properties style:font-name="arial"/>
    </style:style>
    <style:style style:name="T3" style:family="text">
      <style:text-properties style:font-name="arial" officeooo:rsid="0000a434"/>
    </style:style>
    <style:style style:name="T4" style:family="text">
      <style:text-properties style:font-name="arial" officeooo:rsid="0001235c"/>
    </style:style>
    <style:style style:name="T5" style:family="text">
      <style:text-properties style:font-name="arial" officeooo:rsid="0001cc7d"/>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029139" style:font-weight-asian="bold" style:font-weight-complex="bold"/>
    </style:style>
    <style:style style:name="T8" style:family="text">
      <style:text-properties style:font-name="arial" officeooo:rsid="00029139"/>
    </style:style>
    <style:style style:name="T9" style:family="text">
      <style:text-properties style:font-name="arial" officeooo:rsid="0002c587"/>
    </style:style>
    <style:style style:name="T10" style:family="text">
      <style:text-properties style:font-name="arial" officeooo:rsid="0003dc5f"/>
    </style:style>
    <style:style style:name="T11" style:family="text">
      <style:text-properties fo:font-weight="bold" style:font-weight-asian="bold" style:font-weight-complex="bold"/>
    </style:style>
    <style:style style:name="T12" style:family="text">
      <style:text-properties officeooo:rsid="00056ee2"/>
    </style:style>
    <style:style style:name="T13" style:family="text">
      <style:text-properties style:font-name="Arial"/>
    </style:style>
    <style:style style:name="T14" style:family="text">
      <style:text-properties officeooo:rsid="0006fa58"/>
    </style:style>
    <style:style style:name="T15" style:family="text">
      <style:text-properties officeooo:rsid="00072a69"/>
    </style:style>
    <style:style style:name="T16" style:family="text">
      <style:text-properties officeooo:rsid="000855ba"/>
    </style:style>
    <style:style style:name="T17" style:family="text">
      <style:text-properties officeooo:rsid="00098a71"/>
    </style:style>
    <style:style style:name="T18" style:family="text">
      <style:text-properties fo:font-variant="normal" fo:text-transform="none" style:font-name="Swiss 721 SWA" fo:letter-spacing="normal" fo:font-style="normal" fo:font-weight="normal"/>
    </style:style>
    <style:style style:name="T19" style:family="text">
      <style:text-properties fo:font-variant="normal" fo:text-transform="none" style:font-name="Swiss 721 SWA" fo:letter-spacing="normal" fo:font-style="normal" fo:font-weight="normal" officeooo:rsid="000991f7"/>
    </style:style>
    <style:style style:name="T20" style:family="text">
      <style:text-properties fo:font-variant="normal" fo:text-transform="none" fo:color="#202122" loext:opacity="100%" style:font-name="sans-serif" fo:font-size="8.39999961853027pt" fo:letter-spacing="normal" fo:font-style="normal" fo:font-weight="normal" style:font-size-asian="12pt" style:font-size-complex="12pt"/>
    </style:style>
    <style:style style:name="T21" style:family="text">
      <style:text-properties fo:font-variant="normal" fo:text-transform="none" fo:color="#202122" loext:opacity="100%" style:font-name="Arial" fo:font-size="12pt" fo:letter-spacing="normal" fo:font-style="normal" fo:font-weight="normal" style:font-size-asian="12pt" style:font-size-complex="12pt"/>
    </style:style>
    <style:style style:name="T22" style:family="text">
      <style:text-properties fo:font-variant="normal" fo:text-transform="none" fo:color="#202122" loext:opacity="100%" style:font-name="Arial" fo:font-size="8.39999961853027pt" fo:letter-spacing="normal" fo:font-style="normal" fo:font-weight="normal" style:font-size-asian="12pt" style:font-size-complex="12pt"/>
    </style:style>
    <style:style style:name="T23" style:family="text">
      <style:text-properties fo:font-variant="normal" fo:text-transform="none" fo:color="#202122" loext:opacity="100%" style:text-line-through-style="none" style:text-line-through-type="none" style:font-name="Arial" fo:font-size="12pt" fo:letter-spacing="normal" fo:font-style="normal" style:text-underline-style="none" fo:font-weight="normal" officeooo:rsid="000e1b9b" style:text-blinking="false" fo:background-color="#ffffff" loext:char-shading-value="0" style:font-size-asian="12pt" style:font-size-complex="12pt"/>
    </style:style>
    <style:style style:name="T24" style:family="text">
      <style:text-properties fo:font-variant="normal" fo:text-transform="none" fo:color="#202122" loext:opacity="100%" style:text-line-through-style="none" style:text-line-through-type="none" style:font-name="Arial" fo:font-size="8.39999961853027pt" fo:letter-spacing="normal" fo:font-style="normal" style:text-underline-style="none" fo:font-weight="normal" officeooo:rsid="000e1b9b" style:text-blinking="false" fo:background-color="#ffffff" loext:char-shading-value="0" style:font-size-asian="12pt" style:font-size-complex="12pt"/>
    </style:style>
    <style:style style:name="T25" style:family="text">
      <style:text-properties fo:font-variant="normal" fo:text-transform="none" fo:color="#202122" loext:opacity="100%" style:text-line-through-style="none" style:text-line-through-type="none" style:font-name="Arial" fo:letter-spacing="normal" fo:font-style="normal" style:text-underline-style="none" fo:font-weight="normal" officeooo:rsid="000e1b9b" style:text-blinking="false" fo:background-color="#ffffff" loext:char-shading-value="0"/>
    </style:style>
    <style:style style:name="T26" style:family="text">
      <style:text-properties fo:font-variant="normal" fo:text-transform="none" fo:color="#202122" loext:opacity="100%" style:text-line-through-style="none" style:text-line-through-type="none" style:font-name="sans-serif" fo:font-size="12pt" fo:letter-spacing="normal" fo:font-style="normal" style:text-underline-style="none" fo:font-weight="normal" officeooo:rsid="000e1b9b" style:text-blinking="false" fo:background-color="#ffffff" loext:char-shading-value="0" style:font-size-asian="12pt" style:font-size-complex="12pt"/>
    </style:style>
    <style:style style:name="T27" style:family="text">
      <style:text-properties fo:font-variant="normal" fo:text-transform="none" fo:color="#202122" loext:opacity="100%" style:text-line-through-style="none" style:text-line-through-type="none" style:font-name="sans-serif" fo:font-size="8.39999961853027pt" fo:letter-spacing="normal" fo:font-style="normal" style:text-underline-style="none" fo:font-weight="normal" officeooo:rsid="000e1b9b" style:text-blinking="false" fo:background-color="#ffffff" loext:char-shading-value="0" style:font-size-asian="12pt" style:font-size-complex="12pt"/>
    </style:style>
    <style:style style:name="T28" style:family="text">
      <style:text-properties fo:font-variant="normal" fo:text-transform="none" fo:color="#202122" loext:opacity="100%" style:text-line-through-style="none" style:text-line-through-type="none" fo:font-size="8.39999961853027pt" fo:letter-spacing="normal" fo:font-style="normal" style:text-underline-style="none" fo:font-weight="normal" officeooo:rsid="000e1b9b" style:text-blinking="false" fo:background-color="#ffffff" loext:char-shading-value="0" style:font-size-asian="12pt" style:font-size-complex="12pt"/>
    </style:style>
    <style:style style:name="T29" style:family="text">
      <style:text-properties fo:font-variant="normal" fo:text-transform="none" fo:color="#202122" loext:opacity="100%" style:text-line-through-style="none" style:text-line-through-type="none" fo:letter-spacing="normal" fo:font-style="normal" style:text-underline-style="none" fo:font-weight="normal" officeooo:rsid="000e1b9b" style:text-blinking="false" fo:background-color="#ffffff" loext:char-shading-value="0"/>
    </style:style>
    <style:style style:name="T30" style:family="text">
      <style:text-properties fo:font-variant="normal" fo:text-transform="none" fo:color="#202122" loext:opacity="100%" style:text-line-through-style="none" style:text-line-through-type="none" style:font-name="arial" fo:font-size="8.39999961853027pt" fo:letter-spacing="normal" fo:font-style="normal" style:text-underline-style="none" fo:font-weight="normal" officeooo:rsid="000e1b9b" style:text-blinking="false" fo:background-color="#ffffff" loext:char-shading-value="0" style:font-size-asian="12pt" style:font-size-complex="12pt"/>
    </style:style>
    <style:style style:name="T31" style:family="text">
      <style:text-properties fo:font-variant="normal" fo:text-transform="none" fo:color="#202122" loext:opacity="100%" style:text-line-through-style="none" style:text-line-through-type="none" fo:font-size="12pt" fo:letter-spacing="normal" fo:font-style="normal" style:text-underline-style="none" fo:font-weight="normal" officeooo:rsid="000e1b9b" style:text-blinking="false" fo:background-color="#ffffff" loext:char-shading-value="0" style:font-size-asian="12pt" style:font-size-complex="12pt"/>
    </style:style>
    <style:style style:name="T32" style:family="text">
      <style:text-properties fo:font-variant="normal" fo:text-transform="none" fo:color="#0645ad" loext:opacity="100%" style:text-line-through-style="none" style:text-line-through-type="none" style:font-name="sans-serif" fo:font-size="8.39999961853027pt" fo:letter-spacing="normal" fo:font-style="normal" style:text-underline-style="none" fo:font-weight="normal" style:text-blinking="false" fo:background-color="#ffffff" loext:char-shading-value="0" style:font-size-asian="12pt" style:font-size-complex="12pt"/>
    </style:style>
    <style:style style:name="T33" style:family="text">
      <style:text-properties fo:font-variant="normal" fo:text-transform="none" fo:color="#0645ad" loext:opacity="100%" style:text-line-through-style="none" style:text-line-through-type="none" style:font-name="sans-serif" fo:font-size="8.39999961853027pt" fo:letter-spacing="normal" fo:font-style="normal" style:text-underline-style="none" fo:font-weight="normal" officeooo:rsid="000e1b9b" style:text-blinking="false" fo:background-color="#ffffff" loext:char-shading-value="0" style:font-size-asian="12pt" style:font-size-complex="12pt"/>
    </style:style>
    <style:style style:name="T34"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officeooo:rsid="000e1b9b" style:text-blinking="false" fo:background-color="#ffffff" loext:char-shading-value="0" style:font-size-asian="12pt" style:font-size-complex="12pt"/>
    </style:style>
    <style:style style:name="T35" style:family="text">
      <style:text-properties fo:font-variant="normal" fo:text-transform="none" fo:color="#0645ad" loext:opacity="1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size-complex="12pt"/>
    </style:style>
    <style:style style:name="T36" style:family="text">
      <style:text-properties fo:font-variant="normal" fo:text-transform="none" fo:color="#0645ad" loext:opacity="100%" style:text-line-through-style="none" style:text-line-through-type="none" style:font-name="Arial" fo:font-size="12pt" fo:letter-spacing="normal" fo:font-style="normal" style:text-underline-style="none" fo:font-weight="normal" officeooo:rsid="000e1b9b" style:text-blinking="false" fo:background-color="#ffffff" loext:char-shading-value="0" style:font-size-asian="12pt" style:font-size-complex="12pt"/>
    </style:style>
    <style:style style:name="T37" style:family="text">
      <style:text-properties fo:font-variant="normal" fo:text-transform="none" fo:color="#0645ad" loext:opacity="100%" style:text-line-through-style="none" style:text-line-through-type="none" style:font-name="Arial" fo:font-size="8.39999961853027pt" fo:letter-spacing="normal" fo:font-style="normal" style:text-underline-style="none" fo:font-weight="normal" style:text-blinking="false" fo:background-color="#ffffff" loext:char-shading-value="0" style:font-size-asian="12pt" style:font-size-complex="12pt"/>
    </style:style>
    <style:style style:name="T38" style:family="text">
      <style:text-properties fo:font-variant="normal" fo:text-transform="none" fo:color="#0645ad" loext:opacity="100%" style:text-line-through-style="none" style:text-line-through-type="none" style:font-name="Arial" fo:font-size="8.39999961853027pt" fo:letter-spacing="normal" fo:font-style="normal" style:text-underline-style="none" fo:font-weight="normal" officeooo:rsid="000e1b9b" style:text-blinking="false" fo:background-color="#ffffff" loext:char-shading-value="0" style:font-size-asian="12pt" style:font-size-complex="12pt"/>
    </style:style>
    <style:style style:name="T39" style:family="text">
      <style:text-properties fo:font-variant="normal" fo:text-transform="none" fo:color="#0645ad" loext:opacity="100%" style:text-line-through-style="none" style:text-line-through-type="none" style:font-name="Arial" fo:letter-spacing="normal" fo:font-style="normal" style:text-underline-style="none" fo:font-weight="normal" officeooo:rsid="000e1b9b" style:text-blinking="false" fo:background-color="#ffffff" loext:char-shading-value="0"/>
    </style:style>
    <style:style style:name="T40" style:family="text">
      <style:text-properties fo:font-variant="normal" fo:text-transform="none" fo:color="#0645ad" loext:opacity="100%" style:text-line-through-style="none" style:text-line-through-type="none" fo:font-size="8.39999961853027pt" fo:letter-spacing="normal" fo:font-style="normal" style:text-underline-style="none" fo:font-weight="normal" officeooo:rsid="000e1b9b" style:text-blinking="false" fo:background-color="#ffffff" loext:char-shading-value="0" style:font-size-asian="12pt" style:font-size-complex="12pt"/>
    </style:style>
    <style:style style:name="T41" style:family="text">
      <style:text-properties fo:font-variant="normal" fo:text-transform="none" style:text-line-through-style="none" style:text-line-through-type="none" fo:letter-spacing="normal" fo:font-style="normal" style:text-underline-style="none" fo:font-weight="normal" officeooo:rsid="000e1b9b" style:text-blinking="false" fo:background-color="#ffffff" loext:char-shading-value="0"/>
    </style:style>
    <style:style style:name="T42" style:family="text">
      <style:text-properties fo:font-variant="normal" fo:text-transform="none" style:text-line-through-style="none" style:text-line-through-type="none" style:font-name="Arial" fo:font-size="12pt" fo:letter-spacing="normal" fo:font-style="normal" style:text-underline-style="none" fo:font-weight="normal" officeooo:rsid="000e1b9b" style:text-blinking="false" fo:background-color="#ffffff" loext:char-shading-value="0" style:font-size-asian="12pt" style:font-size-complex="12pt"/>
    </style:style>
    <style:style style:name="T43" style:family="text">
      <style:text-properties fo:font-variant="normal" fo:text-transform="none" style:use-window-font-color="true" loext:opacity="0%" style:font-name="sans-serif" fo:letter-spacing="normal" fo:font-style="normal" fo:font-weight="normal"/>
    </style:style>
    <style:style style:name="T44" style:family="text">
      <style:text-properties fo:font-variant="normal" fo:text-transform="none" style:use-window-font-color="true" loext:opacity="0%" style:text-line-through-style="none" style:text-line-through-type="none" style:font-name="sans-serif" fo:letter-spacing="normal" fo:font-style="normal" style:text-underline-style="none" fo:font-weight="normal" style:text-blinking="false" fo:background-color="#ffffff" loext:char-shading-value="0"/>
    </style:style>
    <style:style style:name="T45" style:family="text">
      <style:text-properties fo:font-variant="normal" fo:text-transform="none" style:use-window-font-color="true" loext:opacity="0%" style:text-line-through-style="none" style:text-line-through-type="none" style:font-name="Arial" fo:letter-spacing="normal" fo:font-style="normal" style:text-underline-style="none" fo:font-weight="normal" style:text-blinking="false" fo:background-color="#ffffff" loext:char-shading-value="0"/>
    </style:style>
    <style:style style:name="T46" style:family="text">
      <style:text-properties fo:font-variant="normal" fo:text-transform="none" style:use-window-font-color="true" loext:opacity="0%" style:text-line-through-style="none" style:text-line-through-type="none" style:font-name="Arial" fo:letter-spacing="normal" fo:font-style="normal" style:text-underline-style="none" fo:font-weight="normal" officeooo:rsid="000e1b9b" style:text-blinking="false" fo:background-color="#ffffff" loext:char-shading-value="0"/>
    </style:style>
    <style:style style:name="T47"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size-complex="12pt"/>
    </style:style>
    <style:style style:name="T48"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0e1b9b" style:text-blinking="false" fo:background-color="#ffffff" loext:char-shading-value="0" style:font-size-asian="12pt" style:font-size-complex="12pt"/>
    </style:style>
    <style:style style:name="T49"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50" style:family="text">
      <style:text-properties fo:font-variant="normal" fo:text-transform="none" style:use-window-font-color="true" loext:opacity="0%" style:text-line-through-style="none" style:text-line-through-type="none" fo:font-size="12pt" fo:letter-spacing="normal" fo:font-style="normal" style:text-underline-style="none" fo:font-weight="normal" officeooo:rsid="000e1b9b" style:text-blinking="false" fo:background-color="#ffffff" loext:char-shading-value="0" style:font-size-asian="12pt" style:font-size-complex="12pt"/>
    </style:style>
    <style:style style:name="T51"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0e1b9b" style:text-blinking="false" fo:background-color="#ffffff" loext:char-shading-value="0"/>
    </style:style>
    <style:style style:name="T52" style:family="text">
      <style:text-properties fo:font-variant="normal" fo:text-transform="none" style:use-window-font-color="true" loext:opacity="0%" style:font-name="Swiss 721 SWA" fo:letter-spacing="normal" fo:font-style="normal" fo:font-weight="normal"/>
    </style:style>
    <style:style style:name="T53" style:family="text">
      <style:text-properties fo:font-variant="normal" fo:text-transform="none" style:use-window-font-color="true" loext:opacity="0%" style:font-name="Arial" fo:letter-spacing="normal" fo:font-style="normal" fo:font-weight="normal"/>
    </style:style>
    <style:style style:name="T54" style:family="text">
      <style:text-properties fo:font-variant="normal" fo:text-transform="none" style:use-window-font-color="true" loext:opacity="0%" style:font-name="Arial" fo:font-size="12pt" fo:letter-spacing="normal" fo:font-style="normal" fo:font-weight="normal" style:font-size-asian="12pt" style:font-size-complex="12pt"/>
    </style:style>
    <style:style style:name="T55"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e1b9b" style:text-blinking="false" fo:background-color="#ffffff" loext:char-shading-value="0" style:font-size-asian="12pt" style:font-size-complex="12pt"/>
    </style:style>
    <style:style style:name="T56" style:family="text">
      <style:text-properties style:use-window-font-color="true" loext:opacity="0%"/>
    </style:style>
    <style:style style:name="T57" style:family="text">
      <style:text-properties style:use-window-font-color="true" loext:opacity="0%"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otocole AX25</text:h>
      <text:p text:style-name="P6"/>
      <text:h text:style-name="P3" text:outline-level="2"><text:span text:style-name="T1">Présentation</text:span></text:h>
      <text:p text:style-name="P9"/>
      <text:p text:style-name="P22"><text:span text:style-name="T41">Le protocole de couche de liaison AX25 est largement utilisé dans les communications radio amateur.</text:span></text:p>
      <text:p text:style-name="P9"><text:span text:style-name="T54">AX25 <text:s/>occupent la </text:span><text:span text:style-name="T49">couche liaison de données</text:span><text:span text:style-name="T47"> </text:span><text:span text:style-name="T54">, la deuxième couche du </text:span><text:a xlink:type="simple" xlink:href="https://en.wikipedia.org/wiki/OSI_model" text:style-name="Internet_20_link" text:visited-style-name="Visited_20_Internet_20_Link"><text:span text:style-name="T47">modèle OSI</text:span></text:a><text:span text:style-name="T54">. Il est responsable de l'établissement des connexions de couche liaison, du transfert des données encapsulées dans des </text:span><text:span text:style-name="T47">trames </text:span><text:span text:style-name="T54">entre les </text:span><text:span text:style-name="T47">nœuds </text:span><text:span text:style-name="T54">et de la détection des erreurs introduites par le </text:span><text:span text:style-name="T47">canal de communication </text:span><text:span text:style-name="T54">. Comme AX25 est un protocole pré-modèle OSI, la spécification d'origine n'a pas été écrite pour se séparer proprement en couches OSI. Cela a été rectifié avec la version 2.0 (1984), qui suppose la conformité à l'OSI niveau 2.</text:span></text:p>
      <text:p text:style-name="P9"><text:span text:style-name="T54">AX25 prend en charge une forme limitée de </text:span><text:span text:style-name="T49">routage source</text:span><text:span text:style-name="T47">. </text:span><text:span text:style-name="T48">(le routage source , également appelé adressage de chemin , permet à l'expéditeur d'un paquet de spécifier partiellement ou complètement la route empruntée par le paquet à travers le réseau</text:span><text:span text:style-name="T27">).</text:span><text:span text:style-name="T48"> </text:span></text:p>
      <text:p text:style-name="P22"><text:span text:style-name="T41">Les transmissions radio par paquets de la couche liaison sont envoyées en petits blocs de données, appelés trames.</text:span></text:p>
      <text:p text:style-name="P9"><text:span text:style-name="T55">Les paquets sont validés par un CRC de 16 bits , et sont rejetés si une ou plusieurs erreurs sont détectées. Dans de nombreux cas, tels que la télémétrie, les paquets sont diffusés de manière unidirectionnelle. Aucun canal de retour ne peut être disponible pour demander la retransmission d'éléments erronés. Par conséquent, les liens AX25 sont intrinsèquement intolérants aux erreurs. </text:span></text:p>
      <text:h text:style-name="Heading_20_2" text:outline-level="2">La trame AX25</text:h>
      <text:p text:style-name="P9"><text:span text:style-name="T2"/></text:p>
      <text:p text:style-name="P9"><text:span text:style-name="T2">Chaque </text:span><text:span text:style-name="T3">trame</text:span><text:span text:style-name="T2"> est composé de plusieurs champs. Notez que le premier bit à transmettre est sur le côté gauche.</text:span></text:p>
      <text:p text:style-name="P9"><text:span text:style-name="T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23"><text:span text:style-name="T2">Flag</text:span></text:p>
          </table:table-cell>
          <table:table-cell table:style-name="Tableau1.B1" office:value-type="string">
            <text:p text:style-name="P7"><text:span text:style-name="T2">Address</text:span></text:p>
          </table:table-cell>
          <table:table-cell table:style-name="Tableau1.B1" office:value-type="string">
            <text:p text:style-name="P8"><text:span text:style-name="T2">Control</text:span></text:p>
          </table:table-cell>
          <table:table-cell table:style-name="Tableau1.D1" office:value-type="string">
            <text:p text:style-name="P26"><text:span text:style-name="T2">Data</text:span></text:p>
          </table:table-cell>
          <table:table-cell table:style-name="Tableau1.B1" office:value-type="string">
            <text:p text:style-name="P8"><text:span text:style-name="T2">FCS</text:span></text:p>
          </table:table-cell>
          <table:table-cell table:style-name="Tableau1.F1" office:value-type="string">
            <text:p text:style-name="P24"><text:span text:style-name="T2">Flag</text:span></text:p>
          </table:table-cell>
        </table:table-row>
        <table:table-row table:style-name="Tableau1.1">
          <table:table-cell table:style-name="Tableau1.A2" office:value-type="string">
            <text:p text:style-name="P23"><text:span text:style-name="T2">01111110</text:span></text:p>
          </table:table-cell>
          <table:table-cell table:style-name="Tableau1.B2" office:value-type="string">
            <text:p text:style-name="P5"><text:s text:c="4"/><text:span text:style-name="T2">1</text:span><text:span text:style-name="T4">4</text:span><text:span text:style-name="T2">/2</text:span><text:span text:style-name="T4">8 octets</text:span></text:p>
          </table:table-cell>
          <table:table-cell table:style-name="Tableau1.B2" office:value-type="string">
            <text:p text:style-name="P8"><text:span text:style-name="T4">1</text:span><text:span text:style-name="T2">/</text:span><text:span text:style-name="T4">2</text:span><text:span text:style-name="T2"> </text:span><text:span text:style-name="T4">octets</text:span></text:p>
          </table:table-cell>
          <table:table-cell table:style-name="Tableau1.D2" office:value-type="string">
            <text:p text:style-name="P25"><text:span text:style-name="T2">N*</text:span><text:span text:style-name="T4">octets</text:span></text:p>
          </table:table-cell>
          <table:table-cell table:style-name="Tableau1.B2" office:value-type="string">
            <text:p text:style-name="P12"><text:span text:style-name="T2">2 octets</text:span></text:p>
          </table:table-cell>
          <table:table-cell table:style-name="Tableau1.F2" office:value-type="string">
            <text:p text:style-name="P24"><text:span text:style-name="T2">01111110</text:span></text:p>
          </table:table-cell>
        </table:table-row>
      </table:table>
      <text:p text:style-name="P9"><text:span text:style-name="T2"/></text:p>
      <text:p text:style-name="P11"><text:span text:style-name="T2">Chaque champ est composé d'un nombre entier d'octets et remplit </text:span><text:span text:style-name="T4">une</text:span><text:span text:style-name="T2"> fonction spécifique.<text:line-break/></text:span><text:span text:style-name="T4">Le bits de poids faible est transmis en premier pour t</text:span><text:span text:style-name="T2">ous les champs, </text:span><text:span text:style-name="T4">sauf</text:span><text:span text:style-name="T2"> la séquence de </text:span><text:soft-page-break/><text:span text:style-name="T2">contrôle de trame (FCS), <text:line-break/></text:span><text:span text:style-name="T4">L</text:span><text:span text:style-name="T2">e bit 15 est transmis en premier </text:span><text:span text:style-name="T4">pour </text:span><text:span text:style-name="T5">la séquence de contrôle</text:span><text:span text:style-name="T4"> FCS.</text:span></text:p>
      <text:h text:style-name="Heading_20_3" text:outline-level="3"><text:span text:style-name="T5">Le champ flag</text:span><text:span text:style-name="T2"> </text:span></text:h>
      <text:p text:style-name="P13"><text:span text:style-name="T2">Le champ f</text:span><text:span text:style-name="T5">lag</text:span><text:span text:style-name="T2"> a une longueur d'un octet. </text:span><text:span text:style-name="T5">L</text:span><text:span text:style-name="T2">e </text:span><text:span text:style-name="T5">flag</text:span><text:span text:style-name="T2"> délimite les trames, il se produit à la fois au début et à la fin de chaque trame. Deux trames peuvent partager un </text:span><text:span text:style-name="T5">flag</text:span><text:span text:style-name="T2">, ce qui indiquerait la fin de la première trame et le début de la trame suivante. </text:span></text:p>
      <text:p text:style-name="P14"><text:span text:style-name="T2">Un </text:span><text:span text:style-name="T5">flag</text:span><text:span text:style-name="T2"> se compose d'un zéro suivi par </text:span><text:span text:style-name="T6">six uns</text:span><text:span text:style-name="T2"> suivis d'un autre zéro, <text:s/></text:span><text:span text:style-name="T6">01111110</text:span><text:span text:style-name="T2"> (</text:span><text:span text:style-name="T5">0x</text:span><text:span text:style-name="T2">7E). cette séquence n'est pas autorisée à se produire ailleurs à l'intérieur d'une trame. </text:span><text:span text:style-name="T5">Si cette séquence est présente dans </text:span><text:span text:style-name="T8">les données d’</text:span><text:span text:style-name="T5">un champ alors un zéro (bit de stuffing</text:span><text:span text:style-name="T8">) </text:span><text:span text:style-name="T5">sera insérer après le cinquième bit à un. </text:span><text:span text:style-name="T8">ce bit de stuffing</text:span><text:span text:style-name="T5"> sera ignoré par le récepteur.</text:span></text:p>
      <text:p text:style-name="P14"><text:span text:style-name="T5"/></text:p>
      <text:p text:style-name="P14"><text:span text:style-name="T5"/></text:p>
      <text:h text:style-name="Heading_20_3" text:outline-level="3"><text:span text:style-name="T5">L</text:span><text:span text:style-name="T2">e champ adress</text:span><text:span text:style-name="T8">e</text:span></text:h>
      <text:p text:style-name="Text_20_body"><text:span text:style-name="T8"/></text:p>
      <text:p text:style-name="Text_20_body"><text:span text:style-name="T8">Le champ d'adresse identifie à la fois la </text:span><text:span text:style-name="T7">source</text:span><text:span text:style-name="T8"> de la trame et sa </text:span><text:span text:style-name="T7">destination</text:span><text:span text:style-name="T8">. De plus, le champ d'adresse contient les informations de commande/réponse et les fonctionnalités pour le fonctionnement du répéteur de couche 2.</text:span></text:p>
      <text:p text:style-name="Text_20_body"><text:span text:style-name="T8"/></text:p>
      <text:h text:style-name="Heading_20_3" text:outline-level="3"><text:span text:style-name="T8">L</text:span><text:span text:style-name="T2">e champ Control</text:span></text:h>
      <text:p text:style-name="Text_20_body"><text:span text:style-name="T2"/></text:p>
      <text:p text:style-name="P15"><text:span text:style-name="T2">Le champ de contrôle identifie le type de trame transmise et contrôle plusieurs attributs de la connexion de couche 2. Il a une longueur d'un ou deux octets.</text:span></text:p>
      <text:p text:style-name="P15"><text:span text:style-name="T2"/></text:p>
      <text:h text:style-name="Heading_20_3" text:outline-level="3"><text:span text:style-name="T9">Le champ data</text:span><text:span text:style-name="T2"> </text:span></text:h>
      <text:p text:style-name="Text_20_body"><text:span text:style-name="T2"/></text:p>
      <text:p text:style-name="Text_20_body"><text:span text:style-name="T2">Le champ d</text:span><text:span text:style-name="T9">ata</text:span><text:span text:style-name="T2"> <text:s/>véhicule des données d'utilisateur d'un bout à l'autre du lien.</text:span></text:p>
      <text:p text:style-name="P15"><text:span text:style-name="T2">Toute information dans le champ </text:span><text:span text:style-name="T9">data</text:span><text:span text:style-name="T2"> est transmise le long de la liaison de manière transparente. </text:span><text:span text:style-name="T10">Toutefois l</text:span><text:span text:style-name="T2">'insertion de bit <text:s/>zéro </text:span><text:span text:style-name="T9">est</text:span><text:span text:style-name="T2"> nécessaire pour empêcher que des f</text:span><text:span text:style-name="T9">lags</text:span><text:span text:style-name="T2"> n'apparaissent accidentellement dans le champ </text:span><text:span text:style-name="T9">data</text:span><text:span text:style-name="T2">. </text:span><text:span text:style-name="T10">Les bits zéro insérés seront retirés à la réception.</text:span></text:p>
      <text:p text:style-name="P15"><text:span text:style-name="T10"/></text:p>
      <text:p text:style-name="P15"><text:span text:style-name="T10"/></text:p>
      <text:h text:style-name="Heading_20_3" text:outline-level="3"><text:soft-page-break/>Bit Stuffing </text:h>
      <text:p text:style-name="P16"><text:span text:style-name="T10"/></text:p>
      <text:p text:style-name="P16"><text:span text:style-name="T10">Afin de s'assurer que la séquence de bits de flag mentionnée ci-dessus n'apparaît pas accidentellement ailleurs dans une trame, la station émettrice surveille la séquence de bits pour un groupe de cinq bits "1" contigus ou plus. A chaque fois que cinq bits « 1 » contigus sont envoyés, la station émettrice insère un bit « 0 » après le cinquième bit « 1 ». </text:span></text:p>
      <text:p text:style-name="P16"><text:span text:style-name="T10">Pendant la réception de la trame, chaque fois que cinq bits « 1 » contigus sont reçus, un bit « 0 » suivant immédiatement cinq bits « 1 » est rejeté.</text:span></text:p>
      <text:p text:style-name="P16"><text:span text:style-name="T10"/></text:p>
      <text:h text:style-name="Heading_20_3" text:outline-level="3"><text:span text:style-name="T10">L</text:span><text:span text:style-name="T2">e champ FSC</text:span></text:h>
      <text:p text:style-name="Text_20_body"><text:span text:style-name="T2"/></text:p>
      <text:p text:style-name="Text_20_body"><text:span text:style-name="T2">La séquence de contrôle de trame (FCS) est un nombre de seize bits calculé à la fois par l'expéditeur et le récepteur d'une trame. Il garantit que la trame n'a pas été corrompue par le support de transmission. La séquence de contrôle de trame est calculée conformément aux recommandations du document de référence HDLC, ISO 3309.</text:span></text:p>
      <text:p text:style-name="Text_20_body"><text:span text:style-name="T2"/></text:p>
      <text:h text:style-name="Heading_20_3" text:outline-level="3"><text:span text:style-name="T14">L</text:span>es trames invalides</text:h>
      <text:p text:style-name="P17"/>
      <text:p text:style-name="P18">Une trame est considérée par la couche l<text:span text:style-name="T12">iaison de données</text:span> comme une trame invalide si elle :</text:p>
      <text:list xml:id="list3946391860" text:style-name="L3">
        <text:list-item>
          <text:p text:style-name="P20"><text:span text:style-name="T13">se compose de moins de 136 bits (y compris les drapeaux d'ouverture et de fermeture)</text:span></text:p>
        </text:list-item>
        <text:list-item>
          <text:p text:style-name="P20"><text:span text:style-name="T13">n'est pas limité par des drapeaux d'ouverture et de fermeture</text:span></text:p>
        </text:list-item>
        <text:list-item>
          <text:p text:style-name="P20"><text:span text:style-name="T13">n'est pas aligné sur les octets (un nombre entier d'octets)</text:span></text:p>
          <text:p text:style-name="P20"><text:span text:style-name="T13"/></text:p>
        </text:list-item>
      </text:list>
      <text:h text:style-name="Heading_20_3" text:outline-level="3">Abandon de trame</text:h>
      <text:p text:style-name="Text_20_body"/>
      <text:p text:style-name="P17">Si une trame doit être interrompue prématurément, au moins quinze « 1 » contigus sont envoyés sans <text:s/>de bits <text:span text:style-name="T14">de stuffing </text:span>ajouté.</text:p>
      <text:p text:style-name="Text_20_body"/>
      <text:p text:style-name="P17">Chaque fois qu'il est nécessaire pour un T<text:span text:style-name="T14">ransceiver</text:span> de garder son émetteur allumé sans envoyer réellement de trames, le temps entre les trames doit être rempli de <text:span text:style-name="T14">flags</text:span> contigus.</text:p>
      <text:p text:style-name="P17"/>
      <text:p text:style-name="P17"><text:soft-page-break/></text:p>
      <text:h text:style-name="Heading_20_3" text:outline-level="3">Codage du champ d'adresse</text:h>
      <text:p text:style-name="Text_20_body"/>
      <text:p text:style-name="P19">Le champ d'adresse de toutes les trames se compose d'une <text:span text:style-name="T15">adresse </text:span>destination, d'une <text:span text:style-name="T15">adresse</text:span> source et de deux sous-champs de répéteur de couche 2. Chaque <text:span text:style-name="T15">adresse</text:span> se compose d'un indicatif d'appel amateur et d'un identificateur de station secondaire (SSID).</text:p>
      <text:p text:style-name="P19"><text:span text:style-name="T15">Exemple F4ABC-1</text:span> </text:p>
      <text:p text:style-name="P19">L'indicatif d'appel est composé uniquement de caractères alphanumériques majuscules et ASCII. Le SSID est un entier de quatre bits qui identifie de manière unique plusieurs stations utilisant le même indicatif d'appel amateur <text:span text:style-name="T15">(entier compris entre 0 et 15)</text:span>.</text:p>
      <text:p text:style-name="P19">Le champ d'adresse HDLC est étendu au-delà d'un octet en attribuant le bit le moins significatif de chaque octet à un « bit d'extension ». Le bit d'extension de chaque octet est mis à "0" pour indiquer que l'octet suivant contient plus d'informations d'adresse, ou à "1", pour indiquer qu'il s'agit du dernier octet du champ d'adresse HDLC. Pour faire de la place à ce bit d'extension, <text:span text:style-name="T11">les informations d'indicatif d'appel radio amateur sont décalées d'un bit vers la gauche</text:span>.</text:p>
      <text:h text:style-name="Heading_20_3" text:outline-level="3">Codage d'adresse de répéteur de couche 2</text:h>
      <text:p text:style-name="P19"/>
      <text:p text:style-name="P21"><text:span text:style-name="T18">L’</text:span><text:span text:style-name="T19">émetteur </text:span><text:span text:style-name="T18"><text:s/>peut utiliser des stations intermédiaires appelées digipeaters pour spécifier un itinéraire à emprunter pour les paquets. En faisant passer des paquets le long d'une série de répéteurs numériques, les stations qui sont normalement hors de portée peuvent se connecter les unes aux autres.</text:span> </text:p>
      <text:p text:style-name="P19">Le chaînage des répéteurs <text:span text:style-name="T16">devrait </text:span>appart<text:span text:style-name="T16">enir</text:span> à une couche de protocole supérieure, <text:span text:style-name="T16">la couche 3 réseau.</text:span> Par conséquent, <text:span text:style-name="T17">ce chainage</text:span><text:span text:style-name="T16"> devrait être</text:span> supprimé<text:span text:style-name="T16">e</text:span> de la couche 2, <text:span text:style-name="T16">toutefois pour maintenir</text:span> la compatibilité descendante, deux <text:span text:style-name="T17">adresses de </text:span>répéteurs <text:span text:style-name="T16">sont maintenus</text:span>.</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Swiss 721 SWA" svg:font-family="'Swiss 721 SWA', 'Helvetica Neue', Helvetica, Arial, 'Nimbus Sans L', sans-serif"/>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fa58" officeooo:paragraph-rsid="0006fa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rotocole AX 25 <text:tab/><text:tab/>page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16:16:29.389000000</meta:creation-date>
    <dc:date>2021-08-13T22:11:08.012000000</dc:date>
    <meta:editing-duration>PT17M4S</meta:editing-duration>
    <meta:editing-cycles>2</meta:editing-cycles>
    <meta:generator>LibreOffice/7.1.2.2$Windows_X86_64 LibreOffice_project/8a45595d069ef5570103caea1b71cc9d82b2aae4</meta:generator>
    <meta:document-statistic meta:table-count="1" meta:image-count="0" meta:object-count="0" meta:page-count="4" meta:paragraph-count="55" meta:word-count="1090" meta:character-count="6477" meta:non-whitespace-character-count="5435"/>
  </office:meta>
</office:document-meta>
</file>